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91f8" officeooo:paragraph-rsid="001b91f8"/>
    </style:style>
    <style:style style:name="P2" style:family="paragraph" style:parent-style-name="Standard">
      <style:text-properties officeooo:rsid="001c7ec8" officeooo:paragraph-rsid="001c7ec8"/>
    </style:style>
    <style:style style:name="P3" style:family="paragraph" style:parent-style-name="Standard">
      <style:text-properties officeooo:rsid="001cbabf" officeooo:paragraph-rsid="001cbabf"/>
    </style:style>
    <style:style style:name="P4" style:family="paragraph" style:parent-style-name="Standard">
      <style:text-properties officeooo:rsid="001cbabf" officeooo:paragraph-rsid="001e9100"/>
    </style:style>
    <style:style style:name="P5" style:family="paragraph" style:parent-style-name="Standard">
      <style:text-properties officeooo:paragraph-rsid="001e9100"/>
    </style:style>
    <style:style style:name="T1" style:family="text">
      <style:text-properties officeooo:rsid="001c7ec8"/>
    </style:style>
    <style:style style:name="T2" style:family="text">
      <style:text-properties officeooo:rsid="001cbabf"/>
    </style:style>
    <style:style style:name="T3" style:family="text">
      <style:text-properties officeooo:rsid="001e9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2</text:p>
      <text:p text:style-name="P1"/>
      <text:p text:style-name="P3">I.</text:p>
      <text:p text:style-name="P3">I.2</text:p>
      <text:p text:style-name="P1"/>
      <text:p text:style-name="P1">2) On remarque que les numéros PID sont différents et s’incrémentent au fur et à mesure des exécutions. En effet, les numéros de processus attribué par le système d’exploitation commencent à 0 et au fur et à mesure des demandes, augmente l’ID. Lorsque l’ID maximum est atteint il repart de 0. Dans la VM de l’ESIEE, le PID maximal est de 32768 (cette limite est stockée dans le fichier ‘/proc/sys/kernel/pid_max’.</text:p>
      <text:p text:style-name="P1"/>
      <text:p text:style-name="P1">3) Lorsqu’on place un ‘sleep’ dans le corpus executé par le fils, le processus père se termine, terminant au passage le programme dans le terminal. La ligne affichée par le fils s’affiche après la fin du programme. <text:span text:style-name="T1">Entre le moment où le programme se termine et le moment le fils affiche sa ligne, nous pouvons l’observer dans l’observateur.</text:span></text:p>
      <text:p text:style-name="P1"/>
      <text:p text:style-name="P2">4) Lorsque l’on place un ‘sleep’ dans le corpus exécuté par le père, le processus fils se termine de manière invisible pour l’utilisateur. Pendant le sommeil du père, le terminal bash est bloqué. Dès que le père termine, le terminal bash est débloqué pour l’utilisateur.</text:p>
      <text:p text:style-name="P1"/>
      <text:p text:style-name="P3">II.2</text:p>
      <text:p text:style-name="P3"/>
      <text:p text:style-name="P5"><text:span text:style-name="T2">Approfondissement :</text:span></text:p>
      <text:p text:style-name="P5"/>
      <text:p text:style-name="P5"><text:span text:style-name="T2">- Lorsque l’on remplace le ‘wait’ par un ‘sleep(30)’. Tant que les deux (père et fils) fonctionnent, rien ne changent par rapport au code précédent.</text:span></text:p>
      <text:p text:style-name="P4"><text:span text:style-name="T3">Cependant lorsque le fils termine son exécution, le père étant toujours dans le sleep, le fils est qualifié par le système de ‘defunct’ ou en d’autres termes de zombie. A la fin du père, il ne parvient pas à retourner le bon code de retour du fils (retourne 0 à la place).</text:span></text:p>
      <text:p text:style-name="P4"><text:span text:style-name="T3">Quand le père se termine, les deux processus disparaissent de l’observateur.</text:span></text:p>
      <text:p text:style-name="P4">- <text:span text:style-name="T3">Lorsque l’on ajoute la ligne ‘signal(SIGCHLD, SIG_IGN)’, une différence est notable : le fils n’est plus considéré comme zombie mais disparaît simplement de l’observateur à la fin de son exécution.</text:span></text:p>
      <text:p text:style-name="P4">- <text:span text:style-name="T3">On observe aucune différence dans les cas où le temps de sommeil du père est de 30, 20 ou 10 secondes.</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4T10:42:29.247960254</meta:creation-date>
    <dc:date>2021-06-04T11:17:54.574257449</dc:date>
    <meta:editing-duration>PT13M24S</meta:editing-duration>
    <meta:editing-cycles>2</meta:editing-cycles>
    <meta:generator>LibreOffice/6.0.7.3$Linux_X86_64 LibreOffice_project/00m0$Build-3</meta:generator>
    <meta:document-statistic meta:table-count="0" meta:image-count="0" meta:object-count="0" meta:page-count="1" meta:paragraph-count="13" meta:word-count="320" meta:character-count="1853" meta:non-whitespace-character-count="1546"/>
  </office:meta>
</office:document-meta>
</file>